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tructurer.testStruct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ructurer.testStructurerXm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ructurer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ructurer.prepareStructurer( boolean allow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Structurer.testStructurerWithXm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